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3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85cm"/>
    </style:style>
    <style:style style:name="co5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24"/>
        <table:table-column table:style-name="co2" table:number-columns-repeated="6" table:default-cell-style-name="Default"/>
        <table:table-row table:style-name="ro1">
          <table:table-cell table:style-name="ce17" office:value-type="string" calcext:value-type="string">
            <text:p>export</text:p>
          </table:table-cell>
          <table:table-cell table:style-name="ce21" office:value-type="string" calcext:value-type="string">
            <text:p>x</text:p>
          </table:table-cell>
          <table:table-cell table:style-name="ce18" table:number-columns-repeated="2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4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2"/>
          <table:table-cell table:number-columns-repeated="2" table:style-name="ce19" office:value-type="string" calcext:value-type="string">
            <text:p>o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  <table:table-cell table:number-columns-repeated="2" table:style-name="ce19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</table:table-row>
        <table:table-row table:style-name="ro1">
          <table:table-cell table:style-name="ce18" table:number-columns-repeated="2"/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</text:p>
          </table:table-cell>
          <table:table-cell table:style-name="ce20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string" calcext:value-type="string">
            <text:p>h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0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2" calcext:value-type="float">
            <text:p>2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0"/>
          <table:table-cell table:style-name="ce21" office:value-type="float" office:value="13" calcext:value-type="float">
            <text:p>1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20" office:value-type="string" calcext:value-type="string">
            <text:p>x</text:p>
          </table:table-cell>
          <table:table-cell table:style-name="ce20" table:number-columns-repeated="10"/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3" calcext:value-type="float">
            <text:p>3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0"/>
          <table:table-cell table:style-name="ce21" office:value-type="float" office:value="23" calcext:value-type="float">
            <text:p>2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4" calcext:value-type="float">
            <text:p>4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0"/>
          <table:table-cell table:style-name="ce21" office:value-type="float" office:value="33" calcext:value-type="float">
            <text:p>3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0"/>
          <table:table-cell table:style-name="ce21" office:value-type="float" office:value="43" calcext:value-type="float">
            <text:p>4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00/00/00</text:date>, <text:time style:data-style-name="N2" text:time-value="01:58:37.70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24T00:23:16.697000000</dc:date>
    <meta:editing-duration>PT2H31M38S</meta:editing-duration>
    <meta:editing-cycles>4</meta:editing-cycles>
    <meta:generator>LibreOffice/7.5.5.2$Windows_X86_64 LibreOffice_project/ca8fe7424262805f223b9a2334bc7181abbcbf5e</meta:generator>
    <meta:document-statistic meta:table-count="2" meta:cell-count="70" meta:object-count="0"/>
  </office:meta>
</office:document-meta>
</file>